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e576"/>
    </style:style>
    <style:style style:name="P2" style:family="paragraph" style:parent-style-name="Standard">
      <style:paragraph-properties fo:margin-top="15cm" fo:margin-bottom="15cm" style:contextual-spacing="false"/>
      <style:text-properties officeooo:paragraph-rsid="000ce576"/>
    </style:style>
    <style:style style:name="P3" style:family="paragraph" style:parent-style-name="Standard">
      <style:paragraph-properties fo:margin-top="15cm" fo:margin-bottom="15cm" style:contextual-spacing="false"/>
      <style:text-properties officeooo:rsid="00129bf5" officeooo:paragraph-rsid="00129bf5"/>
    </style:style>
    <style:style style:name="T1" style:family="text">
      <style:text-properties officeooo:rsid="000ce576"/>
    </style:style>
    <style:style style:name="T2" style:family="text">
      <style:text-properties officeooo:rsid="00113e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lick</text:span><text:span text:style-name="T1"> </text:span><text:a xlink:type="simple" xlink:href="https://libreoffice.org/" text:style-name="Internet_20_link" text:visited-style-name="Visited_20_Internet_20_Link"><text:span text:style-name="T2">here</text:span></text:a><text:line-break/><text:line-break/><text:a xlink:type="simple" xlink:href="https://libreoffice.org/" text:style-name="Internet_20_link" text:visited-style-name="Visited_20_Internet_20_Link"><text:span text:style-name="T2">https://libreoffice.org</text:span></text:a></text:p>
      <text:p text:style-name="P2"/>
      <text:p text:style-name="P3"><text:a xlink:type="simple" xlink:href="http://google.com/" office:name="haveit" text:style-name="Internet_20_link" text:visited-style-name="Visited_20_Internet_20_Link"><text:soft-page-break/>This is not a short 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23T14:50:58.951000000</meta:creation-date>
    <meta:editing-cycles>8</meta:editing-cycles>
    <meta:editing-duration>PT12M</meta:editing-duration>
    <dc:title>Document met titel</dc:title>
    <dc:date>2024-09-17T16:10:59.848000000</dc:date>
    <meta:generator>LibreOfficeDev/24.8.0.0.alpha0$Windows_X86_64 LibreOffice_project/4f09826f731d5ecfc1ed094e2f9e720071b1e58d</meta:generator>
    <dc:creator>Balázs Varga</dc:creator>
    <meta:document-statistic meta:table-count="0" meta:image-count="0" meta:object-count="0" meta:page-count="2" meta:paragraph-count="2" meta:word-count="9" meta:character-count="59" meta:non-whitespace-character-count="51"/>
  </office:meta>
</office:document-meta>
</file>